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TransactionAttributeSourceAdvisor.setTransactionAttributeSource( TransactionAttributeSource transactionAttribut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TransactionAttributeSourceAdvisor.getTransactionAttribut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TransactionAttributeSource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TransactionAttributeSourceAdvisor.setClassFilter( ClassFilter class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